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" style:parent-style-name="Normální" style:family="paragraph">
      <style:text-properties fo:font-weight="bold" style:font-weight-asian="bold"/>
    </style:style>
    <style:style style:name="P15" style:parent-style-name="Normální" style:family="paragraph">
      <style:text-properties fo:font-weight="bold" style:font-weight-asian="bold"/>
    </style:style>
    <style:style style:name="T16" style:parent-style-name="Standardnípísmoodstavce" style:family="text">
      <style:text-properties fo:font-weight="bold" style:font-weight-asian="bold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weight="bold" style:font-weight-asian="bold"/>
    </style:style>
    <style:style style:name="P20" style:parent-style-name="Normální" style:family="paragraph">
      <style:text-properties fo:font-weight="bold" style:font-weight-asian="bold"/>
    </style:style>
    <style:style style:name="P21" style:parent-style-name="Normální" style:family="paragraph">
      <style:text-properties fo:font-weight="bold" style:font-weight-asian="bold"/>
    </style:style>
    <style:style style:name="P22" style:parent-style-name="Normální" style:family="paragraph">
      <style:text-properties fo:font-weight="bold" style:font-weight-asian="bold"/>
    </style:style>
    <style:style style:name="P23" style:parent-style-name="Normální" style:family="paragraph">
      <style:text-properties fo:font-weight="bold" style:font-weight-asian="bold"/>
    </style:style>
    <style:style style:name="P24" style:parent-style-name="Normální" style:family="paragraph">
      <style:text-properties fo:font-weight="bold" style:font-weight-asian="bold"/>
    </style:style>
    <style:style style:name="TableCell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6" style:parent-style-name="Standardnípísmoodstavce" style:family="text">
      <style:text-properties fo:font-weight="bold" style:font-weight-asian="bold"/>
    </style:style>
    <style:style style:name="T27" style:parent-style-name="Standardnípísmoodstavce" style:family="text">
      <style:text-properties fo:font-weight="bold" style:font-weight-asian="bold"/>
    </style:style>
    <style:style style:name="P28" style:parent-style-name="Normální" style:family="paragraph">
      <style:text-properties fo:font-weight="bold" style:font-weight-asian="bold"/>
    </style:style>
    <style:style style:name="P29" style:parent-style-name="Normální" style:family="paragraph">
      <style:text-properties fo:font-weight="bold" style:font-weight-asian="bold"/>
    </style:style>
    <style:style style:name="P30" style:parent-style-name="Normální" style:family="paragraph">
      <style:text-properties fo:font-weight="bold" style:font-weight-asian="bold"/>
    </style:style>
    <style:style style:name="T31" style:parent-style-name="Standardnípísmoodstavce" style:family="text">
      <style:text-properties fo:font-weight="bold" style:font-weight-asian="bold"/>
    </style:style>
    <style:style style:name="P32" style:parent-style-name="Normální" style:family="paragraph">
      <style:text-properties fo:background-color="#FFFF00"/>
    </style:style>
    <style:style style:name="P33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34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35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36" style:parent-style-name="podpis" style:family="paragraph">
      <style:paragraph-properties fo:text-align="start" fo:margin-left="0in">
        <style:tab-stops/>
      </style:paragraph-properties>
    </style:style>
    <style:style style:name="P37" style:parent-style-name="podpis" style:family="paragraph">
      <style:paragraph-properties fo:text-align="start" fo:margin-left="0in">
        <style:tab-stops/>
      </style:paragraph-properties>
    </style:style>
    <style:style style:name="P38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P14"/>
            <text:p text:style-name="P15"/>
            <text:p text:style-name="Normální"><text:bookmark-start text:name="Text14"/><text:bookmark-start text:name="Text2"/><text:span text:style-name="T16">K106 97/2021</text:span><text:bookmark-end text:name="Text14"/><text:span text:style-name="T17">; K106 98/2021</text:span></text:p>
            <text:p text:style-name="Normální"><text:span text:style-name="T18">KVOP-51717/2021</text:span><text:bookmark-end text:name="Text2"/></text:p>
            <text:p text:style-name="Normální"><text:bookmark-start text:name="Text6"/><text:span text:style-name="T19">06. 12. 2021</text:span><text:bookmark-end text:name="Text6"/></text:p>
            <text:p text:style-name="P20"/>
            <text:p text:style-name="P21"/>
            <text:p text:style-name="P22"/>
            <text:p text:style-name="P23"/>
            <text:p text:style-name="P24"/>
          </table:table-cell>
          <table:table-cell table:style-name="TableCell25">
            <text:p text:style-name="Normální"><text:bookmark-start text:name="Text13"/><text:bookmark-start text:name="Text7"/><text:span text:style-name="T26"><text:s text:c="5"/></text:span><text:bookmark-end text:name="Text13"/></text:p>
            <text:p text:style-name="Normální"><text:span text:style-name="T27"><text:s text:c="5"/></text:span><text:bookmark-end text:name="Text7"/></text:p>
            <text:p text:style-name="Normální">Vážený pan</text:p>
            <text:p text:style-name="Normální"><text:bookmark-start text:name="Text9"/>Mgr.<text:s/><text:bookmark-end text:name="Text9"/>L. H.</text:p>
            <text:p text:style-name="P28"/>
            <text:p text:style-name="P29"/>
            <text:p text:style-name="P30"/>
            <text:p text:style-name="Normální"><text:span text:style-name="T31">e-mail:<text:s/></text:span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magistře,</text:p>
      <text:p text:style-name="Základnítext">dne 23. listopadu 2021 byla do Kanceláře veřejného ochránce práv doručena Vaše žádost podle zákona o svobodném přístupu k informacím, kterou žádáte o:</text:p>
      <text:p text:style-name="Základnítext"><text:span text:style-name="Zdůraznění">1) Všechny informace, které má povinný subjekt o tom, že Evropská unie uvažovala při vydání nařízení 2021/953, o uznávání protilátek osob, které prodělaly bezpříznakově onemocnění SARS CO</text:span><text:span text:style-name="Zdůraznění">V2 (COVID 19).</text:span></text:p>
      <text:p text:style-name="Základnítext"><text:span text:style-name="Zdůraznění">2) Všechny informace o tom, zda se povinný subjekt obrátil na orgány EU s žádostí o informace o uznávání protilátek osob, které prodělaly bezpříznakově onemocnění SARS COV2 (COVID 19).</text:span></text:p>
      <text:p text:style-name="Základnítext">Dále byla do Kanceláře veřejného ochránce práv doručena<text:s/>Vaše žádost o informace ze dne 25. listopadu 2021, kterou žádáte o:</text:p>
      <text:p text:style-name="Základnítext"><text:span text:style-name="Zdůraznění">1) Všechna vyjádření Ministerstva zdravotnictví, které obdržel povinný subjekt ve věci sp. zn. 3397/2021/VOP</text:span></text:p>
      <text:p text:style-name="Základnítext"><text:span text:style-name="Zdůraznění">2) Spisový přehled (soupis) spisu vedeného u povinného subjektu ve věci sp. zn.</text:span><text:span text:style-name="Zdůraznění"> 3397/2021/VOP</text:span></text:p>
      <text:p text:style-name="Základnítext"><text:span text:style-name="Silné">K Vaší žádosti ze dne 23. listopadu sděluji následující.<text:s/></text:span></text:p>
      <text:p text:style-name="Základnítext">K bodu 1) – Skutečnost, že orgány Evropské unie při nastavování pravidel pro uznávání digitálních certifikátů EU COVID braly do úvahy to, že v budoucnu může dojít ke shodě o uznávání<text:s/>testů na protilátky proti covid-19 a jejich zahrnutí do certifikátů o zotavení plyne ze samotného nařízení Evropského parlamentu a Rady (EU) 2021/953 ze dne 14. června 2021 o rámci pro vydávání, ověřování a uznávání interoperabilních certifikátů o očkování, o testu a o zotavení v souvislosti s onemocněním COVID-19 (digitální certifikát EU COVID) za účelem usnadnění volného pohybu během pandemie COVID-19, konkrétně z čl. 7 a 16 nařízení. Tuto skutečnost potvrdila také zaměstnankyně Ministerstva zdravotnictví<text:s/>na semináři MoveS<text:span text:style-name="Značkapozn.podčarou"><text:note text:note-class="footnote" text:id="_ftn0"><text:note-citation>1</text:note-citation><text:note-body><text:p text:style-name="Textpozn.podčarou"><text:s/>Network of legal experts for Free Movement of Workers and Social Security Coordination.</text:p></text:note-body></text:note></text:span>, který se konal 27. 5. 2021 v Praze, a kterého se účastnili také zaměstnanci<text:s/><text:soft-page-break/>Kanceláře veřejného ochránce práv. Stanovisko Evropského střediska pro prevenci a kontrolu nemocí k uznávání protilátek je k dispozici na webových stránkách střediska.<text:span text:style-name="Značkapozn.podčarou"><text:note text:note-class="footnote" text:id="_ftn1"><text:note-citation>2</text:note-citation><text:note-body><text:p text:style-name="Textpozn.podčarou"><text:s/><text:a xlink:href="https://www.ecdc.europa.eu/en/publications-data/use-antibody-tests-sars-cov-2-context-digital-green-certificates" office:target-frame-name="_top" xlink:show="replace"><text:span text:style-name="Hypertextovýodkaz">https://www.ecdc.europa.</text:span><text:span text:style-name="Hypertextovýodkaz">eu/en/publications-data/use-antibody-tests-sars-cov-2-context-digital-green-certificates</text:span></text:a>.<text:s/></text:p></text:note-body></text:note></text:span><text:s/></text:p>
      <text:p text:style-name="Základnítext">K bodu 2) – Kancelář veřejného ochránce práv, ani veřejný ochránce práv, ani jeho zástupkyně se na orgány Evropské unie s žádostí o informace o uznávání protilátek<text:s/>proti covid-19 neobraceli.</text:p>
      <text:p text:style-name="Základnítext"><text:span text:style-name="Silné">K Vaší žádosti ze dne 25. listopadu 2021 sděluji následující.</text:span></text:p>
      <text:p text:style-name="Základnítext">K bodu 1) – vyjádření Ministerstva zdravotnictví ze dne 29. 6. 2021 a ze dne 7. 10. 2021 jsou přílohou tohoto dopisu.</text:p>
      <text:p text:style-name="Základnítext">K bodu 2) – spisový přehled spisu sp. zn. 3397/2021/VOP je přílohou tohoto dopisu.</text:p>
      <text:p text:style-name="Základnítext"/>
      <text:p text:style-name="Základnítext">S pozdravem</text:p>
      <text:p text:style-name="Základnítext"/>
      <text:p text:style-name="P32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33"/>
      <text:p text:style-name="P34"/>
      <text:p text:style-name="P35">Přílohy</text:p>
      <text:p text:style-name="P36">Vyjádření Ministerstva zdravotnictví ze dne 29. 6. 2021</text:p>
      <text:p text:style-name="P37">Vyjádření Ministerstva zdravotnictví ze<text:s/>dne 7. 10. 2021</text:p>
      <text:p text:style-name="P38">Spisový přehled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WY73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4T12:09:00Z</meta:creation-date>
    <dc:date>2021-12-14T12:31:00Z</dc:date>
    <meta:print-date>2016-06-27T07:08:00Z</meta:print-date>
    <meta:template xlink:href="KVOP_dopis%20vedoucího" xlink:type="simple"/>
    <meta:editing-cycles>3</meta:editing-cycles>
    <meta:editing-duration>PT1440S</meta:editing-duration>
    <meta:user-defined meta:name="ContentTypeId">0x010100D3A71DC738674B4893D02C4CA0E22FAC</meta:user-defined>
    <meta:document-statistic meta:page-count="2" meta:paragraph-count="5" meta:word-count="417" meta:character-count="2879" meta:row-count="20" meta:non-whitespace-character-count="2467"/>
  </office:meta>
</office:document-meta>
</file>